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f1d90" officeooo:paragraph-rsid="001f1d90" style:language-asian="zxx" style:country-asian="none" style:language-complex="zxx" style:country-complex="none"/>
    </style:style>
    <style:style style:name="T1" style:family="text">
      <style:text-properties officeooo:rsid="001fc2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łówmy mikrokontroler – nodemcu esp8266 lub jakiś esp8266 z wystarczająca ilością portów <text:span text:style-name="T1">15 zł</text:span></text:p>
      <text:p text:style-name="P1">Zegar RTC DS33 coś tam, żeby miał możliwość użycia alarmów <text:span text:style-name="T1">10zł</text:span></text:p>
      <text:p text:style-name="P1">Low power który będzie przerywany poprzez czujnik wstrząsów lub alarm z RTC (musi też być znany powód wybudzenia). <text:span text:style-name="T1">5zł</text:span></text:p>
      <text:p text:style-name="P1">Czujnik temperatury sonda dallas, waga wraz z hx711 <text:span text:style-name="T1">20-25zł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2T09:33:06.044000000</dc:date>
    <meta:editing-duration>PT2M45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4" meta:word-count="52" meta:character-count="334" meta:non-whitespace-character-count="285"/>
  </office:meta>
</office:document-meta>
</file>